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2.3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2.096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1.2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502cm" fo:min-width="3.26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5.719cm" fo:min-width="8.009cm"/>
    </style:style>
    <style:style style:name="gr9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10" style:family="graphic" style:parent-style-name="standard">
      <style:graphic-properties draw:textarea-horizontal-align="justify" draw:textarea-vertical-align="middle" draw:auto-grow-height="false" fo:min-height="5.211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008cm" fo:min-width="1.105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1.207cm"/>
    </style:style>
    <style:style style:name="gr13" style:family="graphic" style:parent-style-name="standard">
      <style:graphic-properties draw:textarea-horizontal-align="justify" draw:textarea-vertical-align="middle" draw:auto-grow-height="false" fo:min-height="2.163cm" fo:min-width="4.4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048cm" svg:height="2.032cm" svg:x="3.667cm" svg:y="8.239cm">
          <text:p text:style-name="P1">Kar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032cm" svg:x="9.782cm" svg:y="8.239cm">
          <text:p text:style-name="P1">Diary</text:p>
          <text:p text:style-name="P1">en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2.286cm" svg:height="1.778cm" svg:x="8.747cm" svg:y="11.033cm">
          <text:p text:style-name="P1">No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179cm" svg:y1="10.271cm" svg:x2="9.89cm" svg:y2="11.033cm" draw:start-shape="id1" draw:start-glue-point="2" draw:end-shape="id2" draw:end-glue-point="4" svg:d="M11179 10271l-1289 762" svg:viewBox="0 0 1290 763">
          <text:p/>
        </draw:connector>
        <draw:custom-shape draw:style-name="gr5" draw:text-style-name="P1" xml:id="id4" draw:id="id4" draw:layer="layout" svg:width="2.413cm" svg:height="1.905cm" svg:x="8.239cm" svg:y="1.508cm">
          <text:p text:style-name="P1">Short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223cm" svg:y1="3.54cm" svg:x2="8.239cm" svg:y2="2.461cm" draw:start-shape="id3" draw:start-glue-point="1" draw:end-shape="id4" draw:end-glue-point="6" svg:d="M7223 3540l1016-1079" svg:viewBox="0 0 1017 1080">
          <text:p/>
        </draw:connector>
        <draw:custom-shape draw:style-name="gr5" draw:text-style-name="P1" xml:id="id5" draw:id="id5" draw:layer="layout" svg:width="2.413cm" svg:height="1.905cm" svg:x="8.239cm" svg:y="3.667cm">
          <text:p text:style-name="P1">Sutra</text:p>
          <text:p text:style-name="P1">tex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223cm" svg:y1="3.54cm" svg:x2="8.239cm" svg:y2="4.62cm" draw:start-shape="id3" draw:start-glue-point="1" draw:end-shape="id5" draw:end-glue-point="6" svg:d="M7223 3540l1016 1080" svg:viewBox="0 0 1017 1081">
          <text:p/>
        </draw:connector>
        <draw:custom-shape draw:style-name="gr6" draw:text-style-name="P2" xml:id="id3" draw:id="id3" draw:layer="layout" svg:width="4.064cm" svg:height="3.048cm" svg:x="3.159cm" svg:y="2.016cm">
          <text:p text:style-name="P1">Ten</text:p>
          <text:p text:style-name="P1">observa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11.179cm" svg:y1="8.239cm" svg:x2="5.191cm" svg:y2="5.064cm" draw:start-shape="id1" draw:start-glue-point="0" draw:end-shape="id3" draw:end-glue-point="2" svg:d="M11179 8239l-5988-3175" svg:viewBox="0 0 5989 3176">
          <text:p text:style-name="P1">1..0+</text:p>
        </draw:connector>
        <draw:connector draw:style-name="gr7" draw:text-style-name="P3" draw:layer="layout" draw:type="line" svg:x1="5.191cm" svg:y1="8.239cm" svg:x2="5.191cm" svg:y2="5.064cm" draw:start-shape="id6" draw:start-glue-point="0" draw:end-shape="id3" svg:d="M5191 8239v-3175" svg:viewBox="0 0 1 3176">
          <text:p text:style-name="P1">1..0+</text:p>
        </draw:connector>
        <draw:connector draw:style-name="gr7" draw:text-style-name="P3" draw:layer="layout" draw:type="line" svg:x1="9.782cm" svg:y1="9.255cm" svg:x2="6.715cm" svg:y2="9.255cm" draw:start-shape="id1" draw:start-glue-point="3" draw:end-shape="id6" svg:d="M9782 9255h-3067" svg:viewBox="0 0 3068 1">
          <text:p text:style-name="P1">1..0+</text:p>
        </draw:connector>
        <draw:custom-shape draw:style-name="gr3" draw:text-style-name="P4" xml:id="id7" draw:id="id7" draw:layer="layout" svg:width="2.286cm" svg:height="1.778cm" svg:x="4.048cm" svg:y="11.033cm">
          <text:p text:style-name="P1"><text:span text:style-name="T1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191cm" svg:y1="11.033cm" svg:x2="5.191cm" svg:y2="10.271cm" draw:start-shape="id7" draw:start-glue-point="4" draw:end-shape="id6" draw:end-glue-point="2" svg:d="M5191 11033v-762" svg:viewBox="0 0 1 763">
          <text:p/>
        </draw:connector>
        <draw:custom-shape draw:style-name="gr8" draw:text-style-name="P1" draw:layer="layout" svg:width="8.509cm" svg:height="5.969cm" svg:x="19.288cm" svg:y="1.508cm">
          <text:p text:style-name="P1">Calculated/virtual:</text:p>
          <text:p text:style-name="P1">* Frequency / last 7 day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2.413cm" svg:height="1.651cm" svg:x="11.287cm" svg:y="11.16cm">
          <text:p text:style-name="P1"><text:span text:style-name="T2">Date</text:span></text:p>
          <text:p text:style-name="P1"><text:span text:style-name="T2">(m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179cm" svg:y1="10.271cm" svg:x2="12.494cm" svg:y2="11.16cm" draw:start-shape="id1" draw:start-glue-point="2" draw:end-shape="id8" draw:end-glue-point="4" svg:d="M11179 10271l1315 889" svg:viewBox="0 0 1316 890">
          <text:p/>
        </draw:connector>
        <draw:custom-shape draw:style-name="gr10" draw:text-style-name="P1" draw:layer="layout" svg:width="6.604cm" svg:height="5.461cm" svg:x="21.066cm" svg:y="8.493cm">
          <text:p text:style-name="P1">Italics: Used</text:p>
          <text:p text:style-name="P1">for sort order</text:p>
          <text:p text:style-name="P1"/>
          <text:p text:style-name="P1">Bold: Key</text:p>
          <draw:enhanced-geometry svg:viewBox="0 0 21600 21600" draw:type="rectangle" draw:enhanced-path="M 0 0 L 21600 0 21600 21600 0 21600 0 0 Z N"/>
        </draw:custom-shape>
        <draw:custom-shape draw:style-name="gr11" draw:text-style-name="P5" xml:id="id9" draw:id="id9" draw:layer="layout" svg:width="2.269cm" svg:height="1.778cm" svg:x="0.238cm" svg:y="2.651cm">
          <text:p text:style-name="P1"><text:span text:style-name="T2">Sort 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.507cm" svg:y1="3.54cm" svg:x2="3.159cm" svg:y2="3.54cm" draw:start-shape="id9" draw:start-glue-point="10" draw:end-shape="id3" draw:end-glue-point="3" svg:d="M2507 3540h652" svg:viewBox="0 0 653 1">
          <text:p/>
        </draw:connector>
        <draw:custom-shape draw:style-name="gr12" draw:text-style-name="P5" xml:id="id10" draw:id="id10" draw:layer="layout" svg:width="2.413cm" svg:height="1.778cm" svg:x="0.365cm" svg:y="8.366cm">
          <text:p text:style-name="P1"><text:span text:style-name="T2">Sort 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667cm" svg:y1="9.255cm" svg:x2="2.778cm" svg:y2="9.255cm" draw:start-shape="id6" draw:start-glue-point="3" draw:end-shape="id10" draw:end-glue-point="10" svg:d="M3667 9255h-889" svg:viewBox="0 0 890 1">
          <text:p/>
        </draw:connector>
        <draw:custom-shape draw:style-name="gr13" draw:text-style-name="P1" draw:layer="layout" svg:width="4.953cm" svg:height="2.413cm" svg:x="3.286cm" svg:y="14.335cm">
          <text:p text:style-name="P1">Karma remin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-dash="Dashed_20__28_var_29__20_4" svg:stroke-color="#000000" draw:fill-color="#ffffff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15:50:36.955353210</meta:creation-date>
    <dc:date>2016-08-30T19:59:45.060765268</dc:date>
    <meta:editing-duration>PT4H56M34S</meta:editing-duration>
    <meta:editing-cycles>17</meta:editing-cycles>
    <meta:generator>LibreOffice/5.1.4.2$Linux_X86_64 LibreOffice_project/10m0$Build-2</meta:generator>
    <meta:document-statistic meta:object-count="23"/>
  </office:meta>
</office:document-meta>
</file>